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vg FPS </text:p>
          </table:table-cell>
          <table:table-cell office:value-type="string" calcext:value-type="string">
            <text:p><text:s/>Avg Step Duration </text:p>
          </table:table-cell>
          <table:table-cell office:value-type="string" calcext:value-type="string">
            <text:p><text:s/>Time Steps </text:p>
          </table:table-cell>
          <table:table-cell office:value-type="string" calcext:value-type="string">
            <text:p><text:s/>Find neighbors </text:p>
          </table:table-cell>
          <table:table-cell office:value-type="string" calcext:value-type="string">
            <text:p><text:s/>Corrected Velocity </text:p>
          </table:table-cell>
          <table:table-cell office:value-type="string" calcext:value-type="string">
            <text:p><text:s/>Intermediate Velocity </text:p>
          </table:table-cell>
          <table:table-cell office:value-type="string" calcext:value-type="string">
            <text:p><text:s/>Density-Pressure </text:p>
          </table:table-cell>
          <table:table-cell office:value-type="string" calcext:value-type="string">
            <text:p><text:s/>Cell model </text:p>
          </table:table-cell>
          <table:table-cell office:value-type="string" calcext:value-type="string">
            <text:p><text:s/>ForcesK </text:p>
          </table:table-cell>
          <table:table-cell office:value-type="string" calcext:value-type="string">
            <text:p><text:s/>Alpha </text:p>
          </table:table-cell>
          <table:table-cell office:value-type="string" calcext:value-type="string">
            <text:p><text:s/>Beta </text:p>
          </table:table-cell>
          <table:table-cell office:value-type="string" calcext:value-type="string">
            <text:p><text:s/>Mu </text:p>
          </table:table-cell>
          <table:table-cell office:value-type="string" calcext:value-type="string">
            <text:p><text:s/>sigma </text:p>
          </table:table-cell>
          <table:table-cell office:value-type="string" calcext:value-type="string">
            <text:p><text:s/>Stim strength </text:p>
          </table:table-cell>
          <table:table-cell office:value-type="string" calcext:value-type="string">
            <text:p><text:s/>FH_VT </text:p>
          </table:table-cell>
          <table:table-cell office:value-type="string" calcext:value-type="string">
            <text:p><text:s/>FH_VP </text:p>
          </table:table-cell>
          <table:table-cell office:value-type="string" calcext:value-type="string">
            <text:p><text:s/>FH_VR </text:p>
          </table:table-cell>
          <table:table-cell office:value-type="string" calcext:value-type="string">
            <text:p><text:s/>C1 </text:p>
          </table:table-cell>
          <table:table-cell office:value-type="string" calcext:value-type="string">
            <text:p><text:s/>C2 </text:p>
          </table:table-cell>
          <table:table-cell office:value-type="string" calcext:value-type="string">
            <text:p><text:s/>C3 </text:p>
          </table:table-cell>
          <table:table-cell office:value-type="string" calcext:value-type="string">
            <text:p><text:s/>C4</text:p>
          </table:table-cell>
        </table:table-row>
        <table:table-row table:style-name="ro1">
          <table:table-cell office:value-type="float" office:value="3.99176" calcext:value-type="float">
            <text:p>3.99176</text:p>
          </table:table-cell>
          <table:table-cell office:value-type="float" office:value="0.249703" calcext:value-type="float">
            <text:p>0.249703</text:p>
          </table:table-cell>
          <table:table-cell office:value-type="float" office:value="500" calcext:value-type="float">
            <text:p>500</text:p>
          </table:table-cell>
          <table:table-cell office:value-type="float" office:value="0.000721903" calcext:value-type="float">
            <text:p>0.000721903</text:p>
          </table:table-cell>
          <table:table-cell office:value-type="float" office:value="0.00528051" calcext:value-type="float">
            <text:p>0.00528051</text:p>
          </table:table-cell>
          <table:table-cell office:value-type="float" office:value="0.0839792" calcext:value-type="float">
            <text:p>0.0839792</text:p>
          </table:table-cell>
          <table:table-cell office:value-type="float" office:value="0.0718492" calcext:value-type="float">
            <text:p>0.0718492</text:p>
          </table:table-cell>
          <table:table-cell office:value-type="float" office:value="0.00012109" calcext:value-type="float">
            <text:p>0.00012109</text:p>
          </table:table-cell>
          <table:table-cell office:value-type="string" calcext:value-type="string">
            <text:p>0.087064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.25529" calcext:value-type="float">
            <text:p>4.25529</text:p>
          </table:table-cell>
          <table:table-cell office:value-type="float" office:value="0.234761" calcext:value-type="float">
            <text:p>0.234761</text:p>
          </table:table-cell>
          <table:table-cell office:value-type="float" office:value="500" calcext:value-type="float">
            <text:p>500</text:p>
          </table:table-cell>
          <table:table-cell office:value-type="float" office:value="0.000715856" calcext:value-type="float">
            <text:p>0.000715856</text:p>
          </table:table-cell>
          <table:table-cell office:value-type="float" office:value="0.00509475" calcext:value-type="float">
            <text:p>0.00509475</text:p>
          </table:table-cell>
          <table:table-cell office:value-type="float" office:value="0.0832972" calcext:value-type="float">
            <text:p>0.0832972</text:p>
          </table:table-cell>
          <table:table-cell office:value-type="float" office:value="0.0504639" calcext:value-type="float">
            <text:p>0.0504639</text:p>
          </table:table-cell>
          <table:table-cell office:value-type="float" office:value="0.000110776" calcext:value-type="float">
            <text:p>0.000110776</text:p>
          </table:table-cell>
          <table:table-cell office:value-type="string" calcext:value-type="string">
            <text:p>0.0943543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.25179" calcext:value-type="float">
            <text:p>4.25179</text:p>
          </table:table-cell>
          <table:table-cell office:value-type="float" office:value="0.234952" calcext:value-type="float">
            <text:p>0.234952</text:p>
          </table:table-cell>
          <table:table-cell office:value-type="float" office:value="500" calcext:value-type="float">
            <text:p>500</text:p>
          </table:table-cell>
          <table:table-cell office:value-type="float" office:value="0.000725011" calcext:value-type="float">
            <text:p>0.000725011</text:p>
          </table:table-cell>
          <table:table-cell office:value-type="float" office:value="0.00513112" calcext:value-type="float">
            <text:p>0.00513112</text:p>
          </table:table-cell>
          <table:table-cell office:value-type="float" office:value="0.0832424" calcext:value-type="float">
            <text:p>0.0832424</text:p>
          </table:table-cell>
          <table:table-cell office:value-type="float" office:value="0.0505618" calcext:value-type="float">
            <text:p>0.0505618</text:p>
          </table:table-cell>
          <table:table-cell office:value-type="float" office:value="0.000110391" calcext:value-type="float">
            <text:p>0.000110391</text:p>
          </table:table-cell>
          <table:table-cell office:value-type="string" calcext:value-type="string">
            <text:p>0.0944617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.44067" calcext:value-type="float">
            <text:p>4.44067</text:p>
          </table:table-cell>
          <table:table-cell office:value-type="float" office:value="0.224798" calcext:value-type="float">
            <text:p>0.224798</text:p>
          </table:table-cell>
          <table:table-cell office:value-type="float" office:value="500" calcext:value-type="float">
            <text:p>500</text:p>
          </table:table-cell>
          <table:table-cell office:value-type="float" office:value="0.00070679" calcext:value-type="float">
            <text:p>0.00070679</text:p>
          </table:table-cell>
          <table:table-cell office:value-type="float" office:value="0.00499963" calcext:value-type="float">
            <text:p>0.00499963</text:p>
          </table:table-cell>
          <table:table-cell office:value-type="float" office:value="0.0796988" calcext:value-type="float">
            <text:p>0.0796988</text:p>
          </table:table-cell>
          <table:table-cell office:value-type="float" office:value="0.0485015" calcext:value-type="float">
            <text:p>0.0485015</text:p>
          </table:table-cell>
          <table:table-cell office:value-type="float" office:value="0.000101735" calcext:value-type="float">
            <text:p>0.000101735</text:p>
          </table:table-cell>
          <table:table-cell office:value-type="string" calcext:value-type="string">
            <text:p>0.0900973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8:50:28.60746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50:31.543371570</meta:creation-date>
    <meta:editing-duration>PT2H5M17S</meta:editing-duration>
    <meta:editing-cycles>2</meta:editing-cycles>
    <meta:generator>LibreOffice/5.1.6.2$Linux_X86_64 LibreOffice_project/10m0$Build-2</meta:generator>
    <dc:date>2017-10-29T00:36:50.564154513</dc:date>
    <meta:document-statistic meta:table-count="1" meta:cell-count="105" meta:object-count="0"/>
  </office:meta>
</office:document-meta>
</file>